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628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3.126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083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4.034cm"/>
    </style:style>
    <style:style style:name="co24" style:family="table-column">
      <style:table-column-properties fo:break-before="auto" style:column-width="1.016cm"/>
    </style:style>
    <style:style style:name="co25" style:family="table-column">
      <style:table-column-properties fo:break-before="auto" style:column-width="0.947cm"/>
    </style:style>
    <style:style style:name="co26" style:family="table-column">
      <style:table-column-properties fo:break-before="auto" style:column-width="20.078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6.773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521cm"/>
    </style:style>
    <style:style style:name="co31" style:family="table-column">
      <style:table-column-properties fo:break-before="auto" style:column-width="58.886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2.641cm"/>
    </style:style>
    <style:style style:name="co34" style:family="table-column">
      <style:table-column-properties fo:break-before="auto" style:column-width="2.053cm"/>
    </style:style>
    <style:style style:name="co35" style:family="table-column">
      <style:table-column-properties fo:break-before="auto" style:column-width="3.05cm"/>
    </style:style>
    <style:style style:name="co36" style:family="table-column">
      <style:table-column-properties fo:break-before="auto" style:column-width="3.893cm"/>
    </style:style>
    <style:style style:name="co37" style:family="table-column">
      <style:table-column-properties fo:break-before="auto" style:column-width="28.667cm"/>
    </style:style>
    <style:style style:name="co38" style:family="table-column">
      <style:table-column-properties fo:break-before="auto" style:column-width="3.186cm"/>
    </style:style>
    <style:style style:name="co39" style:family="table-column">
      <style:table-column-properties fo:break-before="auto" style:column-width="2.291cm"/>
    </style:style>
    <style:style style:name="co40" style:family="table-column">
      <style:table-column-properties fo:break-before="auto" style:column-width="2.903cm"/>
    </style:style>
    <style:style style:name="co41" style:family="table-column">
      <style:table-column-properties fo:break-before="auto" style:column-width="2.949cm"/>
    </style:style>
    <style:style style:name="co42" style:family="table-column">
      <style:table-column-properties fo:break-before="auto" style:column-width="2.475cm"/>
    </style:style>
    <style:style style:name="co43" style:family="table-column">
      <style:table-column-properties fo:break-before="auto" style:column-width="2.376cm"/>
    </style:style>
    <style:style style:name="co44" style:family="table-column">
      <style:table-column-properties fo:break-before="auto" style:column-width="2.427cm"/>
    </style:style>
    <style:style style:name="co45" style:family="table-column">
      <style:table-column-properties fo:break-before="auto" style:column-width="1.2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06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4.475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5.3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45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47" style:family="table-cell" style:parent-style-name="Default" style:data-style-name="N10000"/>
    <style:style style:name="ce48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50" style:family="table-cell" style:parent-style-name="Default" style:data-style-name="N10000">
      <style:text-properties fo:font-weight="bold" style:font-weight-asian="bold" style:font-weight-complex="bold"/>
    </style:style>
    <style:style style:name="ce51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56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58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60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 style:data-style-name="N10000">
      <style:text-properties fo:font-size="8pt" style:font-size-asian="8pt" style:font-size-complex="8pt"/>
    </style:style>
    <style:style style:name="ce79" style:family="table-cell" style:parent-style-name="Default" style:data-style-name="N10000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10000">
      <style:table-cell-properties fo:background-color="#7ffe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00">
      <style:table-cell-properties fo:background-color="#62c4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0000">
      <style:table-cell-properties fo:background-color="transparent"/>
    </style:style>
    <style:style style:name="ce85" style:family="table-cell" style:parent-style-name="Default" style:data-style-name="N10000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Nodes</text:p>
          </table:table-cell>
          <table:table-cell table:style-name="ce21" office:value-type="string" calcext:value-type="string">
            <text:p>Processes per node</text:p>
          </table:table-cell>
          <table:table-cell table:style-name="ce21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1000" calcext:value-type="float">
            <text:p>100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2]*[.G2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1" calcext:value-type="float">
            <text:p>100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3]-[.G3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3]*[.G3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2" calcext:value-type="float">
            <text:p>1002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40" calcext:value-type="float">
            <text:p>4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4]-[.G4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4]*[.G4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3" calcext:value-type="float">
            <text:p>1003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44" calcext:value-type="float">
            <text:p>44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5]-[.G5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5]*[.G5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4" calcext:value-type="float">
            <text:p>100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52" calcext:value-type="float">
            <text:p>52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6]-[.G6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6]*[.G6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5" calcext:value-type="float">
            <text:p>1005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6" calcext:value-type="float">
            <text:p>1006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8]-[.G8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8]*[.G8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7" calcext:value-type="float">
            <text:p>1007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40" calcext:value-type="float">
            <text:p>4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9]-[.G9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9]*[.G9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8" calcext:value-type="float">
            <text:p>1008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44" calcext:value-type="float">
            <text:p>44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10]-[.G10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9" calcext:value-type="float">
            <text:p>1009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52" calcext:value-type="float">
            <text:p>52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11]-[.G11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1]*[.G11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36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1])" office:value-type="float" office:value="12480" calcext:value-type="float">
            <text:p>1248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  <table:table-cell table:style-name="ce3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4">
          <table:table-cell table:style-name="ce23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3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5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.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2]*[.S2]/3600" office:value-type="float" office:value="12.5" calcext:value-type="float">
            <text:p>12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36"/>
        </table:table-row>
        <table:table-row table:style-name="ro5"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3]*[.S3]/3600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4]*[.S4]/3600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5]*[.S5]/3600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6]*[.S6]/3600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7]*[.S7]/3600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.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2]/3600*[.F12]*[.B12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6" calcext:value-type="float">
            <text:p>6</text:p>
          </table:table-cell>
          <table:table-cell table:style-name="ce31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3]/3600*[.F13]*[.B13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6" calcext:value-type="float">
            <text:p>6</text:p>
          </table:table-cell>
          <table:table-cell table:style-name="ce31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60" calcext:value-type="float">
            <text:p>1296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</table:table-row>
        <table:table-row table:style-name="ro5">
          <table:table-cell table:style-name="ce22" office:value-type="float" office:value="3000" calcext:value-type="float">
            <text:p>300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2]*[.C2]" office:value-type="float" office:value="80" calcext:value-type="float">
            <text:p>8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2]*[.H2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2]/3600*[.F2]*[.B2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2]*[.G2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1" calcext:value-type="float">
            <text:p>1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22" office:value-type="float" office:value="3001" calcext:value-type="float">
            <text:p>3001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3]*[.C3]" office:value-type="float" office:value="160" calcext:value-type="float">
            <text:p>16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3]-[.G3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3]*[.H3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3]-[.K3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3]/3600*[.F3]*[.B3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1" calcext:value-type="float">
            <text:p>1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22" office:value-type="float" office:value="3002" calcext:value-type="float">
            <text:p>3002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4]*[.C4]" office:value-type="float" office:value="320" calcext:value-type="float">
            <text:p>32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4]-[.G4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4]*[.H4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4]-[.K4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4]/3600*[.F4]*[.B4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4]*[.G4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2.5" calcext:value-type="float">
            <text:p>12.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1" calcext:value-type="float">
            <text:p>1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22" office:value-type="float" office:value="3003" calcext:value-type="float">
            <text:p>3003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5]*[.C5]" office:value-type="float" office:value="640" calcext:value-type="float">
            <text:p>64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5]-[.G5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5]*[.H5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5]-[.K5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5]/3600*[.F5]*[.B5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5]*[.G5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6.25" calcext:value-type="float">
            <text:p>6.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1" calcext:value-type="float">
            <text:p>1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22" office:value-type="float" office:value="3004" calcext:value-type="float">
            <text:p>3004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6]*[.C6]" office:value-type="float" office:value="1280" calcext:value-type="float">
            <text:p>128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6]-[.G6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6]*[.H6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6]-[.K6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6]/3600*[.F6]*[.B6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6]*[.G6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3.125" calcext:value-type="float">
            <text:p>3.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1" calcext:value-type="float">
            <text:p>1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22" office:value-type="float" office:value="3005" calcext:value-type="float">
            <text:p>3005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7]*[.C7]" office:value-type="float" office:value="80" calcext:value-type="float">
            <text:p>8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7]*[.H7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7]-[.K7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7]/3600*[.F7]*[.B7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7]*[.G7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1" calcext:value-type="float">
            <text:p>1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22" office:value-type="float" office:value="3006" calcext:value-type="float">
            <text:p>3006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8]*[.C8]" office:value-type="float" office:value="160" calcext:value-type="float">
            <text:p>16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8]-[.G8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8]*[.H8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8]-[.K8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8]/3600*[.F8]*[.B8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8]*[.G8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1" calcext:value-type="float">
            <text:p>1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22" office:value-type="float" office:value="3007" calcext:value-type="float">
            <text:p>3007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9]*[.C9]" office:value-type="float" office:value="320" calcext:value-type="float">
            <text:p>32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9]-[.G9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9]*[.H9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9]-[.K9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9]/3600*[.F9]*[.B9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9]*[.G9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2.5" calcext:value-type="float">
            <text:p>12.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1" calcext:value-type="float">
            <text:p>1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22" office:value-type="float" office:value="3008" calcext:value-type="float">
            <text:p>3008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0]*[.C10]" office:value-type="float" office:value="640" calcext:value-type="float">
            <text:p>640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10]-[.G10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0]*[.H10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0]-[.K10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0]/3600*[.F10]*[.B10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0]*[.G10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6.25" calcext:value-type="float">
            <text:p>6.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1" calcext:value-type="float">
            <text:p>1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22" office:value-type="float" office:value="3009" calcext:value-type="float">
            <text:p>3009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1]*[.C11]" office:value-type="float" office:value="1280" calcext:value-type="float">
            <text:p>1280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11]-[.G11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1]*[.H11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1]-[.K11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1]/3600*[.F11]*[.B11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1]*[.G11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3.125" calcext:value-type="float">
            <text:p>3.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1" calcext:value-type="float">
            <text:p>1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9920" calcext:value-type="float">
            <text:p>992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23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1078.5" calcext:value-type="float">
            <text:p>1078.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.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1" calcext:value-type="float">
            <text:p>4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1078.5" calcext:value-type="float">
            <text:p>1078.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2" calcext:value-type="float">
            <text:p>4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1078.5" calcext:value-type="float">
            <text:p>1078.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3" calcext:value-type="float">
            <text:p>4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1078.5" calcext:value-type="float">
            <text:p>1078.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4" calcext:value-type="float">
            <text:p>4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6]/3600*[.F6]*[.B6]" office:value-type="float" office:value="1078.5" calcext:value-type="float">
            <text:p>1078.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5" calcext:value-type="float">
            <text:p>5</text:p>
          </table:table-cell>
          <table:table-cell table:style-name="ce31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5" calcext:value-type="float">
            <text:p>4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7]/3600*[.F7]*[.B7]" office:value-type="float" office:value="1078.5" calcext:value-type="float">
            <text:p>1078.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5" calcext:value-type="float">
            <text:p>5</text:p>
          </table:table-cell>
          <table:table-cell table:style-name="ce31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6" calcext:value-type="float">
            <text:p>4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8]/3600*[.F8]*[.B8]" office:value-type="float" office:value="1078.5" calcext:value-type="float">
            <text:p>1078.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.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5" calcext:value-type="float">
            <text:p>5</text:p>
          </table:table-cell>
          <table:table-cell table:style-name="ce31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7" calcext:value-type="float">
            <text:p>4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9]/3600*[.F9]*[.B9]" office:value-type="float" office:value="1078.5" calcext:value-type="float">
            <text:p>1078.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5" calcext:value-type="float">
            <text:p>5</text:p>
          </table:table-cell>
          <table:table-cell table:style-name="ce31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8" calcext:value-type="float">
            <text:p>4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0]/3600*[.F10]*[.B10]" office:value-type="float" office:value="1078.5" calcext:value-type="float">
            <text:p>1078.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5" calcext:value-type="float">
            <text:p>5</text:p>
          </table:table-cell>
          <table:table-cell table:style-name="ce31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9" calcext:value-type="float">
            <text:p>4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1]/3600*[.F11]*[.B11]" office:value-type="float" office:value="1078.5" calcext:value-type="float">
            <text:p>1078.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5" calcext:value-type="float">
            <text:p>5</text:p>
          </table:table-cell>
          <table:table-cell table:style-name="ce31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0" calcext:value-type="float">
            <text:p>4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2]/3600*[.F12]*[.B12]" office:value-type="float" office:value="1078.5" calcext:value-type="float">
            <text:p>1078.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5" calcext:value-type="float">
            <text:p>5</text:p>
          </table:table-cell>
          <table:table-cell table:style-name="ce31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1" calcext:value-type="float">
            <text:p>4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3]/3600*[.F13]*[.B13]" office:value-type="float" office:value="1078.5" calcext:value-type="float">
            <text:p>1078.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5" calcext:value-type="float">
            <text:p>5</text:p>
          </table:table-cell>
          <table:table-cell table:style-name="ce31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42" calcext:value-type="float">
            <text:p>12942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No phase diversification?</text:p>
          </table:table-cell>
          <table:table-cell table:style-name="ce21" office:value-type="string" calcext:value-type="string">
            <text:p>Jitter job priorities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[.B2]*[.C2]" office:value-type="float" office:value="420" calcext:value-type="float">
            <text:p>42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E2]-[.G2]" office:value-type="float" office:value="410" calcext:value-type="float">
            <text:p>410</text:p>
          </table:table-cell>
          <table:table-cell table:style-name="ce41" office:value-type="float" office:value="0.975" calcext:value-type="float">
            <text:p>0.975</text:p>
          </table:table-cell>
          <table:table-cell table:style-name="ce38" table:formula="of:=ROUND([.I2]*[.H2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2516.5" calcext:value-type="float">
            <text:p>2516.5</text:p>
          </table:table-cell>
          <table:table-cell table:style-name="ce24" office:value-type="float" office:value="40" calcext:value-type="float">
            <text:p>40</text:p>
          </table:table-cell>
          <table:table-cell table:style-name="ce28" table:formula="of:=[.O2]*[.G2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" calcext:value-type="float">
            <text:p>40</text:p>
          </table:table-cell>
          <table:table-cell table:style-name="ce28" table:formula="of:=[.R2]/[.O2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31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1" calcext:value-type="float">
            <text:p>500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3]*[.C3]" office:value-type="float" office:value="450" calcext:value-type="float">
            <text:p>45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3]-[.G3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3]*[.H3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5392.5" calcext:value-type="float">
            <text:p>5392.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3]*[.G3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" calcext:value-type="float">
            <text:p>20</text:p>
          </table:table-cell>
          <table:table-cell table:style-name="ce28" table:formula="of:=[.R3]/[.O3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31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2" calcext:value-type="float">
            <text:p>500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4]*[.C4]" office:value-type="float" office:value="450" calcext:value-type="float">
            <text:p>45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4]-[.G4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4]*[.H4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5392.5" calcext:value-type="float">
            <text:p>5392.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4]*[.G4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20" calcext:value-type="float">
            <text:p>20</text:p>
          </table:table-cell>
          <table:table-cell table:style-name="ce28" table:formula="of:=[.R4]/[.O4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1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31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3" calcext:value-type="float">
            <text:p>50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5]*[.C5]" office:value-type="float" office:value="450" calcext:value-type="float">
            <text:p>45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5]-[.G5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5]*[.H5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5392.5" calcext:value-type="float">
            <text:p>5392.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5]*[.G5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20" calcext:value-type="float">
            <text:p>20</text:p>
          </table:table-cell>
          <table:table-cell table:style-name="ce28" table:formula="of:=[.R5]/[.O5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31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5004" calcext:value-type="float">
            <text:p>500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6]*[.C6]" office:value-type="float" office:value="450" calcext:value-type="float">
            <text:p>45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6]-[.G6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6]*[.H6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6]/3600*[.F6]*[.B6]" office:value-type="float" office:value="1800" calcext:value-type="float">
            <text:p>180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6]*[.G6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0" calcext:value-type="float">
            <text:p>20</text:p>
          </table:table-cell>
          <table:table-cell table:style-name="ce28" table:formula="of:=[.R6]/[.O6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31" table:formula="of:=FLOOR(([.M6]+20)/3600)" office:value-type="float" office:value="2" calcext:value-type="float">
            <text:p>2</text:p>
          </table:table-cell>
          <table:table-cell table:style-name="ce31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31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34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5005" calcext:value-type="float">
            <text:p>50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7]*[.C7]" office:value-type="float" office:value="450" calcext:value-type="float">
            <text:p>45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7]-[.G7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7]*[.H7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7]/3600*[.F7]*[.B7]" office:value-type="float" office:value="1800" calcext:value-type="float">
            <text:p>180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O7]*[.G7]" office:value-type="float" office:value="200" calcext:value-type="float">
            <text:p>2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20" calcext:value-type="float">
            <text:p>20</text:p>
          </table:table-cell>
          <table:table-cell table:style-name="ce28" table:formula="of:=[.R7]/[.O7]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31" table:formula="of:=FLOOR(([.M7]+20)/3600)" office:value-type="float" office:value="2" calcext:value-type="float">
            <text:p>2</text:p>
          </table:table-cell>
          <table:table-cell table:style-name="ce31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31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34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5006" calcext:value-type="float">
            <text:p>500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8]*[.C8]" office:value-type="float" office:value="450" calcext:value-type="float">
            <text:p>45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8]-[.G8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8]*[.H8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8]/3600*[.F8]*[.B8]" office:value-type="float" office:value="1800" calcext:value-type="float">
            <text:p>1800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O8]*[.G8]" office:value-type="float" office:value="100" calcext:value-type="float">
            <text:p>1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" calcext:value-type="float">
            <text:p>20</text:p>
          </table:table-cell>
          <table:table-cell table:style-name="ce28" table:formula="of:=[.R8]/[.O8]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31" table:formula="of:=FLOOR(([.M8]+20)/3600)" office:value-type="float" office:value="2" calcext:value-type="float">
            <text:p>2</text:p>
          </table:table-cell>
          <table:table-cell table:style-name="ce31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31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34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24094" calcext:value-type="float">
            <text:p>24094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7">
          <table:table-cell table:style-name="ce23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23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23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8">
          <table:table-cell table:style-name="ce23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600_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6" table:default-cell-style-name="ce47"/>
        <table:table-column table:style-name="co3" table:default-cell-style-name="ce47"/>
        <table:table-column table:style-name="co14" table:default-cell-style-name="ce47"/>
        <table:table-column table:style-name="co15" table:default-cell-style-name="ce47"/>
        <table:table-column table:style-name="co7" table:default-cell-style-name="ce47"/>
        <table:table-column table:style-name="co16" table:default-cell-style-name="ce47"/>
        <table:table-column table:style-name="co17" table:number-columns-repeated="2" table:default-cell-style-name="ce47"/>
        <table:table-column table:style-name="co5" table:default-cell-style-name="ce47"/>
        <table:table-column table:style-name="co17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3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37" table:default-cell-style-name="ce47"/>
        <table:table-column table:style-name="co30" table:default-cell-style-name="ce47"/>
        <table:table-column table:style-name="co31" table:default-cell-style-name="ce47"/>
        <table:table-column table:style-name="co29" table:number-columns-repeated="24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Active jobs per 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 clock timeout per job (s)</text:p>
          </table:table-cell>
          <table:table-cell table:style-name="ce54" office:value-type="string" calcext:value-type="string">
            <text:p>CPU h timeout per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24"/>
        </table:table-row>
        <table:table-row table:style-name="ro2">
          <table:table-cell table:style-name="ce46" office:value-type="float" office:value="6000" calcext:value-type="float">
            <text:p>6000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2]*[.C2]" office:value-type="float" office:value="80" calcext:value-type="float">
            <text:p>8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2]/3600*[.F2]*[.B2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2]*[.G2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2]/3600*[.J2]*[.K2]*10/[.Q2]" office:value-type="float" office:value="45" calcext:value-type="float">
            <text:p>45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6" calcext:value-type="float">
            <text:p>6</text:p>
          </table:table-cell>
          <table:table-cell table:style-name="ce57" table:formula="of:=IF(FLOOR((([.M2]+20)-[.AI2]*3600)/60)&lt;10;CONCATENATE(&quot;0&quot;;FLOOR((([.M2]+20)-[.AI2]*3600)/60));FLOOR((([.M2]+20)-[.AI2]*3600)/60))" office:value-type="string" office:string-value="00" calcext:value-type="string">
            <text:p>00</text:p>
          </table:table-cell>
          <table:table-cell table:style-name="ce57" table:formula="of:=IF(FLOOR((([.M2]+20)-[.AI2]*3600-[.AJ2]*60))&lt;10;CONCATENATE(&quot;0&quot;;FLOOR((([.M2]+20)-[.AI2]*3600-[.AJ2]*60)));FLOOR((([.M2]+20)-[.AI2]*3600-[.AJ2]*60)))" office:value-type="float" office:value="20" calcext:value-type="float">
            <text:p>2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 -c=1 -l=0.950 -t=4 -T=21600 -lbc=8 -time-per-instance=0 -cpuh-per-instance=45.000 -derandomize -ba=4 -g=0 -md=0 -p=5 -s=1 -v=5 -warmup" calcext:value-type="string">
            <text:p>scenarios/scenario_all_c1 -c=1 -l=0.950 -t=4 -T=21600 -lbc=8 -time-per-instance=0 -cpuh-per-instance=45.000 -derandomize -ba=4 -g=0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6000_20x4x5_21620s" calcext:value-type="string">
            <text:p>mallob_id6000_20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0&#10;#SBATCH --ntasks=80&#10;#SBATCH --cpus-per-task=5&#10;#SBATCH --output=mallob_id6000_20x4x5_21620s_log&#10;#SBATCH --error=mallob_id6000_20x4x5_21620s_err&#10;#SBATCH --job-name=mallob_id6000_20x4x5_21620s&#10;#SBATCH --partition=normal&#10;#SBATCH --time=6:00:20&#10;mkdir -p mallob_logs/mallob_id6000_20x4x5_21620s&#10;echo logging into mallob_logs/mallob_id6000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0_20x4x5_21620s_log</text:p>
            <text:p>#SBATCH --error=mallob_id6000_20x4x5_21620s_err</text:p>
            <text:p>#SBATCH --job-name=mallob_id6000_20x4x5_21620s</text:p>
            <text:p>#SBATCH --partition=normal</text:p>
            <text:p>#SBATCH --time=6:00:20</text:p>
            <text:p>mkdir -p mallob_logs/mallob_id6000_20x4x5_21620s</text:p>
            <text:p>echo logging into mallob_logs/mallob_id6000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1" calcext:value-type="float">
            <text:p>6001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3]*[.C3]" office:value-type="float" office:value="80" calcext:value-type="float">
            <text:p>8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3]/3600*[.F3]*[.B3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3]*[.G3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3]/3600*[.J3]*[.K3]*10/[.Q3]" office:value-type="float" office:value="45" calcext:value-type="float">
            <text:p>45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6" calcext:value-type="float">
            <text:p>6</text:p>
          </table:table-cell>
          <table:table-cell table:style-name="ce57" table:formula="of:=IF(FLOOR((([.M3]+20)-[.AI3]*3600)/60)&lt;10;CONCATENATE(&quot;0&quot;;FLOOR((([.M3]+20)-[.AI3]*3600)/60));FLOOR((([.M3]+20)-[.AI3]*3600)/60))" office:value-type="string" office:string-value="00" calcext:value-type="string">
            <text:p>00</text:p>
          </table:table-cell>
          <table:table-cell table:style-name="ce57" table:formula="of:=IF(FLOOR((([.M3]+20)-[.AI3]*3600-[.AJ3]*60))&lt;10;CONCATENATE(&quot;0&quot;;FLOOR((([.M3]+20)-[.AI3]*3600-[.AJ3]*60)));FLOOR((([.M3]+20)-[.AI3]*3600-[.AJ3]*60)))" office:value-type="float" office:value="20" calcext:value-type="float">
            <text:p>2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1 -c=1 -l=0.950 -t=4 -T=21600 -lbc=8 -time-per-instance=0 -cpuh-per-instance=45.000 -derandomize -ba=4 -g=5 -md=0 -p=5 -s=1 -v=5 -warmup" calcext:value-type="string">
            <text:p>scenarios/scenario_all_c1 -c=1 -l=0.950 -t=4 -T=21600 -lbc=8 -time-per-instance=0 -cpuh-per-instance=45.000 -derandomize -ba=4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6001_20x4x5_21620s" calcext:value-type="string">
            <text:p>mallob_id6001_20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20&#10;#SBATCH --ntasks=80&#10;#SBATCH --cpus-per-task=5&#10;#SBATCH --output=mallob_id6001_20x4x5_21620s_log&#10;#SBATCH --error=mallob_id6001_20x4x5_21620s_err&#10;#SBATCH --job-name=mallob_id6001_20x4x5_21620s&#10;#SBATCH --partition=normal&#10;#SBATCH --time=6:00:20&#10;mkdir -p mallob_logs/mallob_id6001_20x4x5_21620s&#10;echo logging into mallob_logs/mallob_id6001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1_20x4x5_21620s_log</text:p>
            <text:p>#SBATCH --error=mallob_id6001_20x4x5_21620s_err</text:p>
            <text:p>#SBATCH --job-name=mallob_id6001_20x4x5_21620s</text:p>
            <text:p>#SBATCH --partition=normal</text:p>
            <text:p>#SBATCH --time=6:00:20</text:p>
            <text:p>mkdir -p mallob_logs/mallob_id6001_20x4x5_21620s</text:p>
            <text:p>echo logging into mallob_logs/mallob_id6001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2" calcext:value-type="float">
            <text:p>6002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4]/3600*[.F4]*[.B4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4]*[.G4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4]/3600*[.J4]*[.K4]*10/[.Q4]" office:value-type="float" office:value="56.4" calcext:value-type="float">
            <text:p>56.4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6" calcext:value-type="float">
            <text:p>6</text:p>
          </table:table-cell>
          <table:table-cell table:style-name="ce57" table:formula="of:=IF(FLOOR((([.M4]+20)-[.AI4]*3600)/60)&lt;10;CONCATENATE(&quot;0&quot;;FLOOR((([.M4]+20)-[.AI4]*3600)/60));FLOOR((([.M4]+20)-[.AI4]*3600)/60))" office:value-type="string" office:string-value="00" calcext:value-type="string">
            <text:p>00</text:p>
          </table:table-cell>
          <table:table-cell table:style-name="ce57" table:formula="of:=IF(FLOOR((([.M4]+20)-[.AI4]*3600-[.AJ4]*60))&lt;10;CONCATENATE(&quot;0&quot;;FLOOR((([.M4]+20)-[.AI4]*3600-[.AJ4]*60)));FLOOR((([.M4]+20)-[.AI4]*3600-[.AJ4]*60)))" office:value-type="float" office:value="20" calcext:value-type="float">
            <text:p>2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1 -c=1 -l=0.950 -t=4 -T=21600 -lbc=8 -time-per-instance=0 -cpuh-per-instance=56.400 -derandomize -ba=4 -g=0 -md=0 -p=5 -s=1 -v=5 -warmup" calcext:value-type="string">
            <text:p>scenarios/scenario_all_c1 -c=1 -l=0.950 -t=4 -T=21600 -lbc=8 -time-per-instance=0 -cpuh-per-instance=56.400 -derandomize -ba=4 -g=0 -md=0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6002_20x5x4_21620s" calcext:value-type="string">
            <text:p>mallob_id6002_20x5x4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20&#10;#SBATCH --ntasks=100&#10;#SBATCH --cpus-per-task=4&#10;#SBATCH --output=mallob_id6002_20x5x4_21620s_log&#10;#SBATCH --error=mallob_id6002_20x5x4_21620s_err&#10;#SBATCH --job-name=mallob_id6002_20x5x4_21620s&#10;#SBATCH --partition=normal&#10;#SBATCH --time=6:00:20&#10;mkdir -p mallob_logs/mallob_id6002_20x5x4_21620s&#10;echo logging into mallob_logs/mallob_id6002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2_20x5x4_21620s_log</text:p>
            <text:p>#SBATCH --error=mallob_id6002_20x5x4_21620s_err</text:p>
            <text:p>#SBATCH --job-name=mallob_id6002_20x5x4_21620s</text:p>
            <text:p>#SBATCH --partition=normal</text:p>
            <text:p>#SBATCH --time=6:00:20</text:p>
            <text:p>mkdir -p mallob_logs/mallob_id6002_20x5x4_21620s</text:p>
            <text:p>echo logging into mallob_logs/mallob_id6002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3" calcext:value-type="float">
            <text:p>6003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5]*[.C5]" office:value-type="float" office:value="100" calcext:value-type="float">
            <text:p>1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5]/3600*[.F5]*[.B5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5]*[.G5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5]/3600*[.J5]*[.K5]*10/[.Q5]" office:value-type="float" office:value="56.4" calcext:value-type="float">
            <text:p>56.4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6" calcext:value-type="float">
            <text:p>6</text:p>
          </table:table-cell>
          <table:table-cell table:style-name="ce57" table:formula="of:=IF(FLOOR((([.M5]+20)-[.AI5]*3600)/60)&lt;10;CONCATENATE(&quot;0&quot;;FLOOR((([.M5]+20)-[.AI5]*3600)/60));FLOOR((([.M5]+20)-[.AI5]*3600)/60))" office:value-type="string" office:string-value="00" calcext:value-type="string">
            <text:p>00</text:p>
          </table:table-cell>
          <table:table-cell table:style-name="ce57" table:formula="of:=IF(FLOOR((([.M5]+20)-[.AI5]*3600-[.AJ5]*60))&lt;10;CONCATENATE(&quot;0&quot;;FLOOR((([.M5]+20)-[.AI5]*3600-[.AJ5]*60)));FLOOR((([.M5]+20)-[.AI5]*3600-[.AJ5]*60)))" office:value-type="float" office:value="20" calcext:value-type="float">
            <text:p>2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1 -c=1 -l=0.950 -t=4 -T=21600 -lbc=8 -time-per-instance=0 -cpuh-per-instance=56.400 -derandomize -ba=4 -g=5 -md=0 -p=5 -s=1 -v=5 -warmup" calcext:value-type="string">
            <text:p>scenarios/scenario_all_c1 -c=1 -l=0.950 -t=4 -T=21600 -lbc=8 -time-per-instance=0 -cpuh-per-instance=56.400 -derandomize -ba=4 -g=5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6003_20x5x4_21620s" calcext:value-type="string">
            <text:p>mallob_id6003_20x5x4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20&#10;#SBATCH --ntasks=100&#10;#SBATCH --cpus-per-task=4&#10;#SBATCH --output=mallob_id6003_20x5x4_21620s_log&#10;#SBATCH --error=mallob_id6003_20x5x4_21620s_err&#10;#SBATCH --job-name=mallob_id6003_20x5x4_21620s&#10;#SBATCH --partition=normal&#10;#SBATCH --time=6:00:20&#10;mkdir -p mallob_logs/mallob_id6003_20x5x4_21620s&#10;echo logging into mallob_logs/mallob_id6003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3_20x5x4_21620s_log</text:p>
            <text:p>#SBATCH --error=mallob_id6003_20x5x4_21620s_err</text:p>
            <text:p>#SBATCH --job-name=mallob_id6003_20x5x4_21620s</text:p>
            <text:p>#SBATCH --partition=normal</text:p>
            <text:p>#SBATCH --time=6:00:20</text:p>
            <text:p>mkdir -p mallob_logs/mallob_id6003_20x5x4_21620s</text:p>
            <text:p>echo logging into mallob_logs/mallob_id6003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17"/>
          <table:table-cell table:style-name="ce58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00-_agile_10min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6" table:default-cell-style-name="ce47"/>
        <table:table-column table:style-name="co3" table:default-cell-style-name="ce47"/>
        <table:table-column table:style-name="co14" table:default-cell-style-name="ce47"/>
        <table:table-column table:style-name="co15" table:default-cell-style-name="ce47"/>
        <table:table-column table:style-name="co7" table:default-cell-style-name="ce47"/>
        <table:table-column table:style-name="co16" table:default-cell-style-name="ce47"/>
        <table:table-column table:style-name="co17" table:number-columns-repeated="2" table:default-cell-style-name="ce47"/>
        <table:table-column table:style-name="co5" table:default-cell-style-name="ce47"/>
        <table:table-column table:style-name="co17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4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37" table:default-cell-style-name="ce47"/>
        <table:table-column table:style-name="co30" table:default-cell-style-name="ce47"/>
        <table:table-column table:style-name="co31" table:default-cell-style-name="ce47"/>
        <table:table-column table:style-name="co29" table:number-columns-repeated="23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Active jobs per 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 clock timeout per job (s)</text:p>
          </table:table-cell>
          <table:table-cell table:style-name="ce54" office:value-type="string" calcext:value-type="string">
            <text:p>CPU h timeout per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Rounding mode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23"/>
        </table:table-row>
        <table:table-row table:style-name="ro2">
          <table:table-cell table:style-name="ce46" office:value-type="float" office:value="7000" calcext:value-type="float">
            <text:p>70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2]*[.C2]" office:value-type="float" office:value="100" calcext:value-type="float">
            <text:p>10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2]/3600*[.F2]*[.B2]" office:value-type="float" office:value="66.6666666666667" calcext:value-type="float">
            <text:p>66.6666666666667</text:p>
          </table:table-cell>
          <table:table-cell table:style-name="ce80" office:value-type="float" office:value="4" calcext:value-type="float">
            <text:p>4</text:p>
          </table:table-cell>
          <table:table-cell table:style-name="ce53" table:formula="of:=[.O2]*[.G2]" office:value-type="float" office:value="4" calcext:value-type="float">
            <text:p>4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100" calcext:value-type="float">
            <text:p>10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2]/3600*[.J2]*[.K2]*10/[.Q2]" office:value-type="float" office:value="1.56666666666667" calcext:value-type="float">
            <text:p>1.56666666666667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0" calcext:value-type="float">
            <text:p>0</text:p>
          </table:table-cell>
          <table:table-cell table:style-name="ce57" table:formula="of:=IF(FLOOR((([.M2]+20)-[.AJ2]*3600)/60)&lt;10;CONCATENATE(&quot;0&quot;;FLOOR((([.M2]+20)-[.AJ2]*3600)/60));FLOOR((([.M2]+20)-[.AJ2]*3600)/60))" office:value-type="float" office:value="10" calcext:value-type="float">
            <text:p>10</text:p>
          </table:table-cell>
          <table:table-cell table:style-name="ce57" table:formula="of:=IF(FLOOR((([.M2]+20)-[.AJ2]*3600-[.AK2]*60))&lt;10;CONCATENATE(&quot;0&quot;;FLOOR((([.M2]+20)-[.AJ2]*3600-[.AK2]*60)));FLOOR((([.M2]+20)-[.AJ2]*3600-[.AK2]*60)))" office:value-type="float" office:value="20" calcext:value-type="float">
            <text:p>20</text:p>
          </table:table-cell>
          <table:table-cell table:style-name="ce34" table:formula="of:=CONCATENATE([.AI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&quot; -r=&quot;;[.AH2])" office:value-type="string" office:string-value="scenarios/scenario_all_c1 -c=1 -l=0.950 -t=4 -T=600 -lbc=4 -time-per-instance=0 -cpuh-per-instance=1.567 -derandomize -ba=8 -g=0 -md=0 -p=0.100 -s=1 -v=3 -warmup -r=floor" calcext:value-type="string">
            <text:p>scenarios/scenario_all_c1 -c=1 -l=0.950 -t=4 -T=600 -lbc=4 -time-per-instance=0 -cpuh-per-instance=1.567 -derandomize -ba=8 -g=0 -md=0 -p=0.100 -s=1 -v=3 -warmup -r=floor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7000_20x5x4_620s" calcext:value-type="string">
            <text:p>mallob_id7000_20x5x4_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N2];&quot;_log&quot;;CHAR(10);&quot;#SBATCH --error=&quot;;[.AN2];&quot;_err&quot;;CHAR(10);&quot;#SBATCH --job-name=&quot;;[.AN2];CHAR(10);&quot;#SBATCH --partition=normal&quot;;CHAR(10);&quot;#SBATCH --time=&quot;;[.AJ2];&quot;:&quot;;[.AK2];&quot;:&quot;;[.AL2];CHAR(10);&quot;mkdir -p mallob_logs/&quot;;[.AN2];CHAR(10);&quot;echo logging into mallob_logs/&quot;;[.AN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2];&quot; -log=mallob_logs/&quot;;[.AN2];CHAR(10);&quot;echo finished&quot;)" office:value-type="string" office:string-value="#!/bin/bash&#10;#SBATCH --nodes=20&#10;#SBATCH --ntasks=100&#10;#SBATCH --cpus-per-task=4&#10;#SBATCH --output=mallob_id7000_20x5x4_620s_log&#10;#SBATCH --error=mallob_id7000_20x5x4_620s_err&#10;#SBATCH --job-name=mallob_id7000_20x5x4_620s&#10;#SBATCH --partition=normal&#10;#SBATCH --time=0:10:20&#10;mkdir -p mallob_logs/mallob_id7000_20x5x4_620s&#10;echo logging into mallob_logs/mallob_id7000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0_20x5x4_620s_log</text:p>
            <text:p>#SBATCH --error=mallob_id7000_20x5x4_620s_err</text:p>
            <text:p>#SBATCH --job-name=mallob_id7000_20x5x4_620s</text:p>
            <text:p>#SBATCH --partition=normal</text:p>
            <text:p>#SBATCH --time=0:10:20</text:p>
            <text:p>mkdir -p mallob_logs/mallob_id7000_20x5x4_620s</text:p>
            <text:p>echo logging into mallob_logs/mallob_id7000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</text:p>
            <text:p>echo finished</text:p>
          </table:table-cell>
          <table:table-cell table:style-name="ce61"/>
          <table:table-cell table:number-columns-repeated="22"/>
        </table:table-row>
        <table:table-row table:style-name="ro2">
          <table:table-cell table:style-name="ce46" office:value-type="float" office:value="7001" calcext:value-type="float">
            <text:p>700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3]*[.C3]" office:value-type="float" office:value="100" calcext:value-type="float">
            <text:p>10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3]/3600*[.F3]*[.B3]" office:value-type="float" office:value="66.6666666666667" calcext:value-type="float">
            <text:p>66.6666666666667</text:p>
          </table:table-cell>
          <table:table-cell table:style-name="ce80" office:value-type="float" office:value="16" calcext:value-type="float">
            <text:p>16</text:p>
          </table:table-cell>
          <table:table-cell table:style-name="ce53" table:formula="of:=[.O3]*[.G3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3]/3600*[.J3]*[.K3]*10/[.Q3]" office:value-type="float" office:value="1.56666666666667" calcext:value-type="float">
            <text:p>1.56666666666667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0" calcext:value-type="float">
            <text:p>0</text:p>
          </table:table-cell>
          <table:table-cell table:style-name="ce57" table:formula="of:=IF(FLOOR((([.M3]+20)-[.AJ3]*3600)/60)&lt;10;CONCATENATE(&quot;0&quot;;FLOOR((([.M3]+20)-[.AJ3]*3600)/60));FLOOR((([.M3]+20)-[.AJ3]*3600)/60))" office:value-type="float" office:value="10" calcext:value-type="float">
            <text:p>10</text:p>
          </table:table-cell>
          <table:table-cell table:style-name="ce57" table:formula="of:=IF(FLOOR((([.M3]+20)-[.AJ3]*3600-[.AK3]*60))&lt;10;CONCATENATE(&quot;0&quot;;FLOOR((([.M3]+20)-[.AJ3]*3600-[.AK3]*60)));FLOOR((([.M3]+20)-[.AJ3]*3600-[.AK3]*60)))" office:value-type="float" office:value="20" calcext:value-type="float">
            <text:p>20</text:p>
          </table:table-cell>
          <table:table-cell table:style-name="ce34" table:formula="of:=CONCATENATE([.AI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&quot; -r=&quot;;[.AH3])" office:value-type="string" office:string-value="scenarios/scenario_all_c1 -c=1 -l=0.950 -t=4 -T=600 -lbc=16 -time-per-instance=0 -cpuh-per-instance=1.567 -derandomize -ba=8 -g=0 -md=0 -p=0.100 -s=1 -v=3 -warmup -r=floor" calcext:value-type="string">
            <text:p>scenarios/scenario_all_c1 -c=1 -l=0.950 -t=4 -T=600 -lbc=16 -time-per-instance=0 -cpuh-per-instance=1.567 -derandomize -ba=8 -g=0 -md=0 -p=0.100 -s=1 -v=3 -warmup -r=floor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7001_20x5x4_620s" calcext:value-type="string">
            <text:p>mallob_id7001_20x5x4_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N3];&quot;_log&quot;;CHAR(10);&quot;#SBATCH --error=&quot;;[.AN3];&quot;_err&quot;;CHAR(10);&quot;#SBATCH --job-name=&quot;;[.AN3];CHAR(10);&quot;#SBATCH --partition=normal&quot;;CHAR(10);&quot;#SBATCH --time=&quot;;[.AJ3];&quot;:&quot;;[.AK3];&quot;:&quot;;[.AL3];CHAR(10);&quot;mkdir -p mallob_logs/&quot;;[.AN3];CHAR(10);&quot;echo logging into mallob_logs/&quot;;[.AN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3];&quot; -log=mallob_logs/&quot;;[.AN3];CHAR(10);&quot;echo finished&quot;)" office:value-type="string" office:string-value="#!/bin/bash&#10;#SBATCH --nodes=20&#10;#SBATCH --ntasks=100&#10;#SBATCH --cpus-per-task=4&#10;#SBATCH --output=mallob_id7001_20x5x4_620s_log&#10;#SBATCH --error=mallob_id7001_20x5x4_620s_err&#10;#SBATCH --job-name=mallob_id7001_20x5x4_620s&#10;#SBATCH --partition=normal&#10;#SBATCH --time=0:10:20&#10;mkdir -p mallob_logs/mallob_id7001_20x5x4_620s&#10;echo logging into mallob_logs/mallob_id7001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1_20x5x4_620s_log</text:p>
            <text:p>#SBATCH --error=mallob_id7001_20x5x4_620s_err</text:p>
            <text:p>#SBATCH --job-name=mallob_id7001_20x5x4_620s</text:p>
            <text:p>#SBATCH --partition=normal</text:p>
            <text:p>#SBATCH --time=0:10:20</text:p>
            <text:p>mkdir -p mallob_logs/mallob_id7001_20x5x4_620s</text:p>
            <text:p>echo logging into mallob_logs/mallob_id7001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</text:p>
            <text:p>echo finished</text:p>
          </table:table-cell>
          <table:table-cell table:style-name="ce61"/>
          <table:table-cell table:number-columns-repeated="22"/>
        </table:table-row>
        <table:table-row table:style-name="ro2">
          <table:table-cell table:style-name="ce46" office:value-type="float" office:value="7002" calcext:value-type="float">
            <text:p>700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4]/3600*[.F4]*[.B4]" office:value-type="float" office:value="66.6666666666667" calcext:value-type="float">
            <text:p>66.6666666666667</text:p>
          </table:table-cell>
          <table:table-cell table:style-name="ce80" office:value-type="float" office:value="4" calcext:value-type="float">
            <text:p>4</text:p>
          </table:table-cell>
          <table:table-cell table:style-name="ce53" table:formula="of:=[.O4]*[.G4]" office:value-type="float" office:value="4" calcext:value-type="float">
            <text:p>4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100" calcext:value-type="float">
            <text:p>10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4]/3600*[.J4]*[.K4]*10/[.Q4]" office:value-type="float" office:value="1.56666666666667" calcext:value-type="float">
            <text:p>1.56666666666667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0" calcext:value-type="float">
            <text:p>0</text:p>
          </table:table-cell>
          <table:table-cell table:style-name="ce57" table:formula="of:=IF(FLOOR((([.M4]+20)-[.AJ4]*3600)/60)&lt;10;CONCATENATE(&quot;0&quot;;FLOOR((([.M4]+20)-[.AJ4]*3600)/60));FLOOR((([.M4]+20)-[.AJ4]*3600)/60))" office:value-type="float" office:value="10" calcext:value-type="float">
            <text:p>10</text:p>
          </table:table-cell>
          <table:table-cell table:style-name="ce57" table:formula="of:=IF(FLOOR((([.M4]+20)-[.AJ4]*3600-[.AK4]*60))&lt;10;CONCATENATE(&quot;0&quot;;FLOOR((([.M4]+20)-[.AJ4]*3600-[.AK4]*60)));FLOOR((([.M4]+20)-[.AJ4]*3600-[.AK4]*60)))" office:value-type="float" office:value="20" calcext:value-type="float">
            <text:p>20</text:p>
          </table:table-cell>
          <table:table-cell table:style-name="ce34" table:formula="of:=CONCATENATE([.AI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&quot; -r=&quot;;[.AH4])" office:value-type="string" office:string-value="scenarios/scenario_all_c1 -c=1 -l=0.950 -t=4 -T=600 -lbc=4 -time-per-instance=0 -cpuh-per-instance=1.567 -derandomize -ba=8 -g=1 -md=0 -p=0.100 -s=1 -v=3 -warmup -r=floor" calcext:value-type="string">
            <text:p>scenarios/scenario_all_c1 -c=1 -l=0.950 -t=4 -T=600 -lbc=4 -time-per-instance=0 -cpuh-per-instance=1.567 -derandomize -ba=8 -g=1 -md=0 -p=0.100 -s=1 -v=3 -warmup -r=floor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7002_20x5x4_620s" calcext:value-type="string">
            <text:p>mallob_id7002_20x5x4_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N4];&quot;_log&quot;;CHAR(10);&quot;#SBATCH --error=&quot;;[.AN4];&quot;_err&quot;;CHAR(10);&quot;#SBATCH --job-name=&quot;;[.AN4];CHAR(10);&quot;#SBATCH --partition=normal&quot;;CHAR(10);&quot;#SBATCH --time=&quot;;[.AJ4];&quot;:&quot;;[.AK4];&quot;:&quot;;[.AL4];CHAR(10);&quot;mkdir -p mallob_logs/&quot;;[.AN4];CHAR(10);&quot;echo logging into mallob_logs/&quot;;[.AN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4];&quot; -log=mallob_logs/&quot;;[.AN4];CHAR(10);&quot;echo finished&quot;)" office:value-type="string" office:string-value="#!/bin/bash&#10;#SBATCH --nodes=20&#10;#SBATCH --ntasks=100&#10;#SBATCH --cpus-per-task=4&#10;#SBATCH --output=mallob_id7002_20x5x4_620s_log&#10;#SBATCH --error=mallob_id7002_20x5x4_620s_err&#10;#SBATCH --job-name=mallob_id7002_20x5x4_620s&#10;#SBATCH --partition=normal&#10;#SBATCH --time=0:10:20&#10;mkdir -p mallob_logs/mallob_id7002_20x5x4_620s&#10;echo logging into mallob_logs/mallob_id7002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2_20x5x4_620s_log</text:p>
            <text:p>#SBATCH --error=mallob_id7002_20x5x4_620s_err</text:p>
            <text:p>#SBATCH --job-name=mallob_id7002_20x5x4_620s</text:p>
            <text:p>#SBATCH --partition=normal</text:p>
            <text:p>#SBATCH --time=0:10:20</text:p>
            <text:p>mkdir -p mallob_logs/mallob_id7002_20x5x4_620s</text:p>
            <text:p>echo logging into mallob_logs/mallob_id7002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</text:p>
            <text:p>echo finished</text:p>
          </table:table-cell>
          <table:table-cell table:style-name="ce61"/>
          <table:table-cell table:number-columns-repeated="22"/>
        </table:table-row>
        <table:table-row table:style-name="ro2">
          <table:table-cell table:style-name="ce46" office:value-type="float" office:value="7003" calcext:value-type="float">
            <text:p>700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5]*[.C5]" office:value-type="float" office:value="100" calcext:value-type="float">
            <text:p>1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5]/3600*[.F5]*[.B5]" office:value-type="float" office:value="66.6666666666667" calcext:value-type="float">
            <text:p>66.6666666666667</text:p>
          </table:table-cell>
          <table:table-cell table:style-name="ce80" office:value-type="float" office:value="16" calcext:value-type="float">
            <text:p>16</text:p>
          </table:table-cell>
          <table:table-cell table:style-name="ce53" table:formula="of:=[.O5]*[.G5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5]/3600*[.J5]*[.K5]*10/[.Q5]" office:value-type="float" office:value="1.56666666666667" calcext:value-type="float">
            <text:p>1.56666666666667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0" calcext:value-type="float">
            <text:p>0</text:p>
          </table:table-cell>
          <table:table-cell table:style-name="ce57" table:formula="of:=IF(FLOOR((([.M5]+20)-[.AJ5]*3600)/60)&lt;10;CONCATENATE(&quot;0&quot;;FLOOR((([.M5]+20)-[.AJ5]*3600)/60));FLOOR((([.M5]+20)-[.AJ5]*3600)/60))" office:value-type="float" office:value="10" calcext:value-type="float">
            <text:p>10</text:p>
          </table:table-cell>
          <table:table-cell table:style-name="ce57" table:formula="of:=IF(FLOOR((([.M5]+20)-[.AJ5]*3600-[.AK5]*60))&lt;10;CONCATENATE(&quot;0&quot;;FLOOR((([.M5]+20)-[.AJ5]*3600-[.AK5]*60)));FLOOR((([.M5]+20)-[.AJ5]*3600-[.AK5]*60)))" office:value-type="float" office:value="20" calcext:value-type="float">
            <text:p>20</text:p>
          </table:table-cell>
          <table:table-cell table:style-name="ce34" table:formula="of:=CONCATENATE([.AI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&quot; -r=&quot;;[.AH5])" office:value-type="string" office:string-value="scenarios/scenario_all_c1 -c=1 -l=0.950 -t=4 -T=600 -lbc=16 -time-per-instance=0 -cpuh-per-instance=1.567 -derandomize -ba=8 -g=1 -md=0 -p=0.100 -s=1 -v=3 -warmup -r=floor" calcext:value-type="string">
            <text:p>scenarios/scenario_all_c1 -c=1 -l=0.950 -t=4 -T=600 -lbc=16 -time-per-instance=0 -cpuh-per-instance=1.567 -derandomize -ba=8 -g=1 -md=0 -p=0.100 -s=1 -v=3 -warmup -r=floor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7003_20x5x4_620s" calcext:value-type="string">
            <text:p>mallob_id7003_20x5x4_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N5];&quot;_log&quot;;CHAR(10);&quot;#SBATCH --error=&quot;;[.AN5];&quot;_err&quot;;CHAR(10);&quot;#SBATCH --job-name=&quot;;[.AN5];CHAR(10);&quot;#SBATCH --partition=normal&quot;;CHAR(10);&quot;#SBATCH --time=&quot;;[.AJ5];&quot;:&quot;;[.AK5];&quot;:&quot;;[.AL5];CHAR(10);&quot;mkdir -p mallob_logs/&quot;;[.AN5];CHAR(10);&quot;echo logging into mallob_logs/&quot;;[.AN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5];&quot; -log=mallob_logs/&quot;;[.AN5];CHAR(10);&quot;echo finished&quot;)" office:value-type="string" office:string-value="#!/bin/bash&#10;#SBATCH --nodes=20&#10;#SBATCH --ntasks=100&#10;#SBATCH --cpus-per-task=4&#10;#SBATCH --output=mallob_id7003_20x5x4_620s_log&#10;#SBATCH --error=mallob_id7003_20x5x4_620s_err&#10;#SBATCH --job-name=mallob_id7003_20x5x4_620s&#10;#SBATCH --partition=normal&#10;#SBATCH --time=0:10:20&#10;mkdir -p mallob_logs/mallob_id7003_20x5x4_620s&#10;echo logging into mallob_logs/mallob_id7003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3_20x5x4_620s_log</text:p>
            <text:p>#SBATCH --error=mallob_id7003_20x5x4_620s_err</text:p>
            <text:p>#SBATCH --job-name=mallob_id7003_20x5x4_620s</text:p>
            <text:p>#SBATCH --partition=normal</text:p>
            <text:p>#SBATCH --time=0:10:20</text:p>
            <text:p>mkdir -p mallob_logs/mallob_id7003_20x5x4_620s</text:p>
            <text:p>echo logging into mallob_logs/mallob_id7003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</text:p>
            <text:p>echo finished</text:p>
          </table:table-cell>
          <table:table-cell table:style-name="ce61"/>
          <table:table-cell table:number-columns-repeated="22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17"/>
          <table:table-cell table:style-name="ce58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800-_edb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visibility="collapse" table:default-cell-style-name="ce47"/>
        <table:table-column table:style-name="co12" table:default-cell-style-name="ce47"/>
        <table:table-column table:style-name="co13" table:default-cell-style-name="ce47"/>
        <table:table-column table:style-name="co39" table:default-cell-style-name="ce47"/>
        <table:table-column table:style-name="co3" table:default-cell-style-name="ce47"/>
        <table:table-column table:style-name="co14" table:visibility="collapse" table:default-cell-style-name="ce47"/>
        <table:table-column table:style-name="co15" table:visibility="collapse" table:default-cell-style-name="ce47"/>
        <table:table-column table:style-name="co7" table:visibility="collapse" table:default-cell-style-name="ce47"/>
        <table:table-column table:style-name="co16" table:default-cell-style-name="ce47"/>
        <table:table-column table:style-name="co40" table:default-cell-style-name="ce47"/>
        <table:table-column table:style-name="co17" table:visibility="collapse" table:default-cell-style-name="ce47"/>
        <table:table-column table:style-name="co5" table:visibility="collapse" table:default-cell-style-name="ce47"/>
        <table:table-column table:style-name="co17" table:visibility="collapse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visibility="collapse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visibility="collapse" table:default-cell-style-name="ce47"/>
        <table:table-column table:style-name="co23" table:visibility="collapse" table:default-cell-style-name="ce47"/>
        <table:table-column table:style-name="co41" table:default-cell-style-name="ce47"/>
        <table:table-column table:style-name="co42" table:default-cell-style-name="ce47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23" table:default-cell-style-name="ce47"/>
        <table:table-column table:style-name="co24" table:visibility="collapse" table:default-cell-style-name="ce47"/>
        <table:table-column table:style-name="co1" table:visibility="collapse" table:default-cell-style-name="ce47"/>
        <table:table-column table:style-name="co25" table:visibility="collapse" table:default-cell-style-name="ce47"/>
        <table:table-column table:style-name="co37" table:visibility="collapse" table:default-cell-style-name="ce47"/>
        <table:table-column table:style-name="co30" table:visibility="collapse" table:default-cell-style-name="ce47"/>
        <table:table-column table:style-name="co31" table:default-cell-style-name="ce47"/>
        <table:table-column table:style-name="co29" table:number-columns-repeated="23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#streams/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clock timeout / job (s)</text:p>
          </table:table-cell>
          <table:table-cell table:style-name="ce54" office:value-type="string" calcext:value-type="string">
            <text:p>CPUh timeout /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Balancing mode</text:p>
          </table:table-cell>
          <table:table-cell table:style-name="ce54" office:value-type="string" calcext:value-type="string">
            <text:p>Rounding mode</text:p>
          </table:table-cell>
          <table:table-cell table:style-name="ce54" office:value-type="string" calcext:value-type="string">
            <text:p>Contin. growth?</text:p>
          </table:table-cell>
          <table:table-cell table:style-name="ce54" office:value-type="string" calcext:value-type="string">
            <text:p>Yield manager thread?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23"/>
        </table:table-row>
        <table:table-row table:style-name="ro9">
          <table:table-cell table:style-name="ce46" office:value-type="float" office:value="8000" calcext:value-type="float">
            <text:p>8000</text:p>
          </table:table-cell>
          <table:table-cell table:style-name="ce48" office:value-type="float" office:value="20" calcext:value-type="float">
            <text:p>2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53" table:formula="of:=[.B2]*[.C2]" office:value-type="float" office:value="100" calcext:value-type="float">
            <text:p>10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0" calcext:value-type="float">
            <text:p>0</text:p>
          </table:table-cell>
          <table:table-cell table:style-name="ce48" office:value-type="float" office:value="7300" calcext:value-type="float">
            <text:p>7300</text:p>
          </table:table-cell>
          <table:table-cell table:style-name="ce53" table:formula="of:=[.M2]/3600*[.F2]*[.B2]" office:value-type="float" office:value="811.111111111111" calcext:value-type="float">
            <text:p>811.111111111111</text:p>
          </table:table-cell>
          <table:table-cell table:style-name="ce83" office:value-type="float" office:value="8" calcext:value-type="float">
            <text:p>8</text:p>
          </table:table-cell>
          <table:table-cell table:style-name="ce53" table:formula="of:=[.O2]*[.G2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ed</text:p>
          </table:table-cell>
          <table:table-cell table:style-name="ce48" office:value-type="string" calcext:value-type="string">
            <text:p>bisec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2" calcext:value-type="float">
            <text:p>2</text:p>
          </table:table-cell>
          <table:table-cell table:style-name="ce57" table:formula="of:=IF(FLOOR((([.M2]+20)-[.AM2]*3600)/60)&lt;10;CONCATENATE(&quot;0&quot;;FLOOR((([.M2]+20)-[.AM2]*3600)/60));FLOOR((([.M2]+20)-[.AM2]*3600)/60))" office:value-type="string" office:string-value="02" calcext:value-type="string">
            <text:p>02</text:p>
          </table:table-cell>
          <table:table-cell table:style-name="ce57" table:formula="of:=IF(FLOOR((([.M2]+20)-[.AM2]*3600-[.AN2]*60))&lt;10;CONCATENATE(&quot;0&quot;;FLOOR((([.M2]+20)-[.AM2]*3600-[.AN2]*60)));FLOOR((([.M2]+20)-[.AM2]*3600-[.AN2]*60)))" office:value-type="string" office:string-value="00" calcext:value-type="string">
            <text:p>00</text:p>
          </table:table-cell>
          <table:table-cell table:style-name="ce34" table:formula="of:=CONCATENATE([.AL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IF([.AJ2]=1;&quot; -cg&quot;;&quot;&quot;);&quot; -r=&quot;;[.AI2];&quot; -bm=&quot;;[.AH2];IF([.AK2]=1;&quot; -yield&quot;;&quot;&quot;))" office:value-type="string" office:string-value="scenarios/scenario_all_c1 -c=1 -l=0.950 -t=4 -T=7300 -lbc=8 -time-per-instance=0 -cpuh-per-instance=10.000 -derandomize -ba=8 -g=1 -md=0 -p=0.100 -s=1 -v=4 -warmup -jjp -cg -r=bisec -bm=ed -yield" calcext:value-type="string">
            <text:p>scenarios/scenario_all_c1 -c=1 -l=0.950 -t=4 -T=7300 -lbc=8 -time-per-instance=0 -cpuh-per-instance=10.000 -derandomize -ba=8 -g=1 -md=0 -p=0.100 -s=1 -v=4 -warmup -jjp -cg -r=bisec -bm=ed -yield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8000_20x5x4_7320s" calcext:value-type="string">
            <text:p>mallob_id8000_20x5x4_73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Q2];&quot;_log&quot;;CHAR(10);&quot;#SBATCH --error=&quot;;[.AQ2];&quot;_err&quot;;CHAR(10);&quot;#SBATCH --job-name=&quot;;[.AQ2];CHAR(10);&quot;#SBATCH --partition=normal&quot;;CHAR(10);&quot;#SBATCH --time=&quot;;[.AM2];&quot;:&quot;;[.AN2];&quot;:&quot;;[.AO2];CHAR(10);&quot;mkdir -p mallob_logs/&quot;;[.AQ2];CHAR(10);&quot;echo logging into mallob_logs/&quot;;[.AQ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2];&quot; -log=mallob_logs/&quot;;[.AQ2];CHAR(10);&quot;echo finished&quot;)" office:value-type="string" office:string-value="#!/bin/bash&#10;#SBATCH --nodes=20&#10;#SBATCH --ntasks=100&#10;#SBATCH --cpus-per-task=4&#10;#SBATCH --output=mallob_id8000_20x5x4_7320s_log&#10;#SBATCH --error=mallob_id8000_20x5x4_7320s_err&#10;#SBATCH --job-name=mallob_id8000_20x5x4_7320s&#10;#SBATCH --partition=normal&#10;#SBATCH --time=2:02:00&#10;mkdir -p mallob_logs/mallob_id8000_20x5x4_7320s&#10;echo logging into mallob_logs/mallob_id8000_20x5x4_73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7300 -lbc=8 -time-per-instance=0 -cpuh-per-instance=10.000 -derandomize -ba=8 -g=1 -md=0 -p=0.100 -s=1 -v=4 -warmup -jjp -cg -r=bisec -bm=ed -yield -log=mallob_logs/mallob_id8000_20x5x4_73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8000_20x5x4_7320s_log</text:p>
            <text:p>#SBATCH --error=mallob_id8000_20x5x4_7320s_err</text:p>
            <text:p>#SBATCH --job-name=mallob_id8000_20x5x4_7320s</text:p>
            <text:p>#SBATCH --partition=normal</text:p>
            <text:p>#SBATCH --time=2:02:00</text:p>
            <text:p>mkdir -p mallob_logs/mallob_id8000_20x5x4_7320s</text:p>
            <text:p>echo logging into mallob_logs/mallob_id8000_20x5x4_73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7300 -lbc=8 -time-per-instance=0 -cpuh-per-instance=10.000 -derandomize -ba=8 -g=1 -md=0 -p=0.100 -s=1 -v=4 -warmup -jjp -cg -r=bisec -bm=ed -yield -log=mallob_logs/mallob_id8000_20x5x4_7320s</text:p>
            <text:p>echo finished</text:p>
          </table:table-cell>
          <table:table-cell table:style-name="ce61"/>
          <table:table-cell table:number-columns-repeated="22"/>
        </table:table-row>
        <table:table-row table:style-name="ro9">
          <table:table-cell table:style-name="ce46" office:value-type="float" office:value="8001" calcext:value-type="float">
            <text:p>8001</text:p>
          </table:table-cell>
          <table:table-cell table:style-name="ce48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53" table:formula="of:=[.B3]*[.C3]" office:value-type="float" office:value="200" calcext:value-type="float">
            <text:p>20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199" calcext:value-type="float">
            <text:p>1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189" calcext:value-type="float">
            <text:p>189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-2" calcext:value-type="float">
            <text:p>-2</text:p>
          </table:table-cell>
          <table:table-cell table:style-name="ce48" office:value-type="float" office:value="7300" calcext:value-type="float">
            <text:p>7300</text:p>
          </table:table-cell>
          <table:table-cell table:style-name="ce53" table:formula="of:=[.M3]/3600*[.F3]*[.B3]" office:value-type="float" office:value="811.111111111111" calcext:value-type="float">
            <text:p>811.111111111111</text:p>
          </table:table-cell>
          <table:table-cell table:style-name="ce83" office:value-type="float" office:value="8" calcext:value-type="float">
            <text:p>8</text:p>
          </table:table-cell>
          <table:table-cell table:style-name="ce53" table:formula="of:=[.O3]*[.G3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ed</text:p>
          </table:table-cell>
          <table:table-cell table:style-name="ce48" office:value-type="string" calcext:value-type="string">
            <text:p>bisec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2" calcext:value-type="float">
            <text:p>2</text:p>
          </table:table-cell>
          <table:table-cell table:style-name="ce57" table:formula="of:=IF(FLOOR((([.M3]+20)-[.AM3]*3600)/60)&lt;10;CONCATENATE(&quot;0&quot;;FLOOR((([.M3]+20)-[.AM3]*3600)/60));FLOOR((([.M3]+20)-[.AM3]*3600)/60))" office:value-type="string" office:string-value="02" calcext:value-type="string">
            <text:p>02</text:p>
          </table:table-cell>
          <table:table-cell table:style-name="ce57" table:formula="of:=IF(FLOOR((([.M3]+20)-[.AM3]*3600-[.AN3]*60))&lt;10;CONCATENATE(&quot;0&quot;;FLOOR((([.M3]+20)-[.AM3]*3600-[.AN3]*60)));FLOOR((([.M3]+20)-[.AM3]*3600-[.AN3]*60)))" office:value-type="string" office:string-value="00" calcext:value-type="string">
            <text:p>00</text:p>
          </table:table-cell>
          <table:table-cell table:style-name="ce34" table:formula="of:=CONCATENATE([.AL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IF([.AJ3]=1;&quot; -cg&quot;;&quot;&quot;);&quot; -r=&quot;;[.AI3];&quot; -bm=&quot;;[.AH3];IF([.AK3]=1;&quot; -yield&quot;;&quot;&quot;))" office:value-type="string" office:string-value="scenarios/scenario_all_c1 -c=1 -l=0.950 -t=4 -T=7300 -lbc=8 -time-per-instance=0 -cpuh-per-instance=10.000 -derandomize -ba=8 -g=1 -md=0 -p=0.100 -s=1 -v=4 -warmup -jjp -cg -r=bisec -bm=ed -yield" calcext:value-type="string">
            <text:p>scenarios/scenario_all_c1 -c=1 -l=0.950 -t=4 -T=7300 -lbc=8 -time-per-instance=0 -cpuh-per-instance=10.000 -derandomize -ba=8 -g=1 -md=0 -p=0.100 -s=1 -v=4 -warmup -jjp -cg -r=bisec -bm=ed -yield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8001_20x10x2_7320s" calcext:value-type="string">
            <text:p>mallob_id8001_20x10x2_73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Q3];&quot;_log&quot;;CHAR(10);&quot;#SBATCH --error=&quot;;[.AQ3];&quot;_err&quot;;CHAR(10);&quot;#SBATCH --job-name=&quot;;[.AQ3];CHAR(10);&quot;#SBATCH --partition=normal&quot;;CHAR(10);&quot;#SBATCH --time=&quot;;[.AM3];&quot;:&quot;;[.AN3];&quot;:&quot;;[.AO3];CHAR(10);&quot;mkdir -p mallob_logs/&quot;;[.AQ3];CHAR(10);&quot;echo logging into mallob_logs/&quot;;[.AQ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3];&quot; -log=mallob_logs/&quot;;[.AQ3];CHAR(10);&quot;echo finished&quot;)" office:value-type="string" office:string-value="#!/bin/bash&#10;#SBATCH --nodes=20&#10;#SBATCH --ntasks=200&#10;#SBATCH --cpus-per-task=2&#10;#SBATCH --output=mallob_id8001_20x10x2_7320s_log&#10;#SBATCH --error=mallob_id8001_20x10x2_7320s_err&#10;#SBATCH --job-name=mallob_id8001_20x10x2_7320s&#10;#SBATCH --partition=normal&#10;#SBATCH --time=2:02:00&#10;mkdir -p mallob_logs/mallob_id8001_20x10x2_7320s&#10;echo logging into mallob_logs/mallob_id8001_20x10x2_73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7300 -lbc=8 -time-per-instance=0 -cpuh-per-instance=10.000 -derandomize -ba=8 -g=1 -md=0 -p=0.100 -s=1 -v=4 -warmup -jjp -cg -r=bisec -bm=ed -yield -log=mallob_logs/mallob_id8001_20x10x2_7320s&#10;echo finished" calcext:value-type="string">
            <text:p>#!/bin/bash</text:p>
            <text:p>#SBATCH --nodes=20</text:p>
            <text:p>#SBATCH --ntasks=200</text:p>
            <text:p>#SBATCH --cpus-per-task=2</text:p>
            <text:p>#SBATCH --output=mallob_id8001_20x10x2_7320s_log</text:p>
            <text:p>#SBATCH --error=mallob_id8001_20x10x2_7320s_err</text:p>
            <text:p>#SBATCH --job-name=mallob_id8001_20x10x2_7320s</text:p>
            <text:p>#SBATCH --partition=normal</text:p>
            <text:p>#SBATCH --time=2:02:00</text:p>
            <text:p>mkdir -p mallob_logs/mallob_id8001_20x10x2_7320s</text:p>
            <text:p>echo logging into mallob_logs/mallob_id8001_20x10x2_73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7300 -lbc=8 -time-per-instance=0 -cpuh-per-instance=10.000 -derandomize -ba=8 -g=1 -md=0 -p=0.100 -s=1 -v=4 -warmup -jjp -cg -r=bisec -bm=ed -yield -log=mallob_logs/mallob_id8001_20x10x2_7320s</text:p>
            <text:p>echo finished</text:p>
          </table:table-cell>
          <table:table-cell table:style-name="ce61"/>
          <table:table-cell table:number-columns-repeated="22"/>
        </table:table-row>
        <table:table-row table:style-name="ro9">
          <table:table-cell table:style-name="ce46" office:value-type="float" office:value="8002" calcext:value-type="float">
            <text:p>8002</text:p>
          </table:table-cell>
          <table:table-cell table:style-name="ce48" office:value-type="float" office:value="20" calcext:value-type="float">
            <text:p>2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office:value-type="float" office:value="7300" calcext:value-type="float">
            <text:p>7300</text:p>
          </table:table-cell>
          <table:table-cell table:style-name="ce53" table:formula="of:=[.M4]/3600*[.F4]*[.B4]" office:value-type="float" office:value="811.111111111111" calcext:value-type="float">
            <text:p>811.111111111111</text:p>
          </table:table-cell>
          <table:table-cell table:style-name="ce83" office:value-type="float" office:value="16" calcext:value-type="float">
            <text:p>16</text:p>
          </table:table-cell>
          <table:table-cell table:style-name="ce53" table:formula="of:=[.O4]*[.G4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ed</text:p>
          </table:table-cell>
          <table:table-cell table:style-name="ce48" office:value-type="string" calcext:value-type="string">
            <text:p>bisec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2" calcext:value-type="float">
            <text:p>2</text:p>
          </table:table-cell>
          <table:table-cell table:style-name="ce57" table:formula="of:=IF(FLOOR((([.M4]+20)-[.AM4]*3600)/60)&lt;10;CONCATENATE(&quot;0&quot;;FLOOR((([.M4]+20)-[.AM4]*3600)/60));FLOOR((([.M4]+20)-[.AM4]*3600)/60))" office:value-type="string" office:string-value="02" calcext:value-type="string">
            <text:p>02</text:p>
          </table:table-cell>
          <table:table-cell table:style-name="ce57" table:formula="of:=IF(FLOOR((([.M4]+20)-[.AM4]*3600-[.AN4]*60))&lt;10;CONCATENATE(&quot;0&quot;;FLOOR((([.M4]+20)-[.AM4]*3600-[.AN4]*60)));FLOOR((([.M4]+20)-[.AM4]*3600-[.AN4]*60)))" office:value-type="string" office:string-value="00" calcext:value-type="string">
            <text:p>00</text:p>
          </table:table-cell>
          <table:table-cell table:style-name="ce34" table:formula="of:=CONCATENATE([.AL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IF([.AJ4]=1;&quot; -cg&quot;;&quot;&quot;);&quot; -r=&quot;;[.AI4];&quot; -bm=&quot;;[.AH4];IF([.AK4]=1;&quot; -yield&quot;;&quot;&quot;))" office:value-type="string" office:string-value="scenarios/scenario_all_c1 -c=1 -l=0.950 -t=4 -T=7300 -lbc=16 -time-per-instance=0 -cpuh-per-instance=10.000 -derandomize -ba=8 -g=1 -md=0 -p=0.100 -s=1 -v=4 -warmup -jjp -cg -r=bisec -bm=ed -yield" calcext:value-type="string">
            <text:p>scenarios/scenario_all_c1 -c=1 -l=0.950 -t=4 -T=7300 -lbc=16 -time-per-instance=0 -cpuh-per-instance=10.000 -derandomize -ba=8 -g=1 -md=0 -p=0.100 -s=1 -v=4 -warmup -jjp -cg -r=bisec -bm=ed -yield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8002_20x5x4_7320s" calcext:value-type="string">
            <text:p>mallob_id8002_20x5x4_73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Q4];&quot;_log&quot;;CHAR(10);&quot;#SBATCH --error=&quot;;[.AQ4];&quot;_err&quot;;CHAR(10);&quot;#SBATCH --job-name=&quot;;[.AQ4];CHAR(10);&quot;#SBATCH --partition=normal&quot;;CHAR(10);&quot;#SBATCH --time=&quot;;[.AM4];&quot;:&quot;;[.AN4];&quot;:&quot;;[.AO4];CHAR(10);&quot;mkdir -p mallob_logs/&quot;;[.AQ4];CHAR(10);&quot;echo logging into mallob_logs/&quot;;[.AQ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4];&quot; -log=mallob_logs/&quot;;[.AQ4];CHAR(10);&quot;echo finished&quot;)" office:value-type="string" office:string-value="#!/bin/bash&#10;#SBATCH --nodes=20&#10;#SBATCH --ntasks=100&#10;#SBATCH --cpus-per-task=4&#10;#SBATCH --output=mallob_id8002_20x5x4_7320s_log&#10;#SBATCH --error=mallob_id8002_20x5x4_7320s_err&#10;#SBATCH --job-name=mallob_id8002_20x5x4_7320s&#10;#SBATCH --partition=normal&#10;#SBATCH --time=2:02:00&#10;mkdir -p mallob_logs/mallob_id8002_20x5x4_7320s&#10;echo logging into mallob_logs/mallob_id8002_20x5x4_73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7300 -lbc=16 -time-per-instance=0 -cpuh-per-instance=10.000 -derandomize -ba=8 -g=1 -md=0 -p=0.100 -s=1 -v=4 -warmup -jjp -cg -r=bisec -bm=ed -yield -log=mallob_logs/mallob_id8002_20x5x4_73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8002_20x5x4_7320s_log</text:p>
            <text:p>#SBATCH --error=mallob_id8002_20x5x4_7320s_err</text:p>
            <text:p>#SBATCH --job-name=mallob_id8002_20x5x4_7320s</text:p>
            <text:p>#SBATCH --partition=normal</text:p>
            <text:p>#SBATCH --time=2:02:00</text:p>
            <text:p>mkdir -p mallob_logs/mallob_id8002_20x5x4_7320s</text:p>
            <text:p>echo logging into mallob_logs/mallob_id8002_20x5x4_73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7300 -lbc=16 -time-per-instance=0 -cpuh-per-instance=10.000 -derandomize -ba=8 -g=1 -md=0 -p=0.100 -s=1 -v=4 -warmup -jjp -cg -r=bisec -bm=ed -yield -log=mallob_logs/mallob_id8002_20x5x4_7320s</text:p>
            <text:p>echo finished</text:p>
          </table:table-cell>
          <table:table-cell table:style-name="ce61"/>
          <table:table-cell table:number-columns-repeated="22"/>
        </table:table-row>
        <table:table-row table:style-name="ro9">
          <table:table-cell table:style-name="ce46" office:value-type="float" office:value="8003" calcext:value-type="float">
            <text:p>8003</text:p>
          </table:table-cell>
          <table:table-cell table:style-name="ce48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2" calcext:value-type="float">
            <text:p>2</text:p>
          </table:table-cell>
          <table:table-cell table:style-name="ce53" table:formula="of:=[.B5]*[.C5]" office:value-type="float" office:value="200" calcext:value-type="float">
            <text:p>2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199" calcext:value-type="float">
            <text:p>1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189" calcext:value-type="float">
            <text:p>189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-2" calcext:value-type="float">
            <text:p>-2</text:p>
          </table:table-cell>
          <table:table-cell table:style-name="ce48" office:value-type="float" office:value="7300" calcext:value-type="float">
            <text:p>7300</text:p>
          </table:table-cell>
          <table:table-cell table:style-name="ce53" table:formula="of:=[.M5]/3600*[.F5]*[.B5]" office:value-type="float" office:value="811.111111111111" calcext:value-type="float">
            <text:p>811.111111111111</text:p>
          </table:table-cell>
          <table:table-cell table:style-name="ce83" office:value-type="float" office:value="16" calcext:value-type="float">
            <text:p>16</text:p>
          </table:table-cell>
          <table:table-cell table:style-name="ce53" table:formula="of:=[.O5]*[.G5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ed</text:p>
          </table:table-cell>
          <table:table-cell table:style-name="ce48" office:value-type="string" calcext:value-type="string">
            <text:p>bisec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2" calcext:value-type="float">
            <text:p>2</text:p>
          </table:table-cell>
          <table:table-cell table:style-name="ce57" table:formula="of:=IF(FLOOR((([.M5]+20)-[.AM5]*3600)/60)&lt;10;CONCATENATE(&quot;0&quot;;FLOOR((([.M5]+20)-[.AM5]*3600)/60));FLOOR((([.M5]+20)-[.AM5]*3600)/60))" office:value-type="string" office:string-value="02" calcext:value-type="string">
            <text:p>02</text:p>
          </table:table-cell>
          <table:table-cell table:style-name="ce57" table:formula="of:=IF(FLOOR((([.M5]+20)-[.AM5]*3600-[.AN5]*60))&lt;10;CONCATENATE(&quot;0&quot;;FLOOR((([.M5]+20)-[.AM5]*3600-[.AN5]*60)));FLOOR((([.M5]+20)-[.AM5]*3600-[.AN5]*60)))" office:value-type="string" office:string-value="00" calcext:value-type="string">
            <text:p>00</text:p>
          </table:table-cell>
          <table:table-cell table:style-name="ce34" table:formula="of:=CONCATENATE([.AL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IF([.AJ5]=1;&quot; -cg&quot;;&quot;&quot;);&quot; -r=&quot;;[.AI5];&quot; -bm=&quot;;[.AH5];IF([.AK5]=1;&quot; -yield&quot;;&quot;&quot;))" office:value-type="string" office:string-value="scenarios/scenario_all_c1 -c=1 -l=0.950 -t=4 -T=7300 -lbc=16 -time-per-instance=0 -cpuh-per-instance=10.000 -derandomize -ba=8 -g=1 -md=0 -p=0.100 -s=1 -v=4 -warmup -jjp -cg -r=bisec -bm=ed -yield" calcext:value-type="string">
            <text:p>scenarios/scenario_all_c1 -c=1 -l=0.950 -t=4 -T=7300 -lbc=16 -time-per-instance=0 -cpuh-per-instance=10.000 -derandomize -ba=8 -g=1 -md=0 -p=0.100 -s=1 -v=4 -warmup -jjp -cg -r=bisec -bm=ed -yield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8003_20x10x2_7320s" calcext:value-type="string">
            <text:p>mallob_id8003_20x10x2_73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Q5];&quot;_log&quot;;CHAR(10);&quot;#SBATCH --error=&quot;;[.AQ5];&quot;_err&quot;;CHAR(10);&quot;#SBATCH --job-name=&quot;;[.AQ5];CHAR(10);&quot;#SBATCH --partition=normal&quot;;CHAR(10);&quot;#SBATCH --time=&quot;;[.AM5];&quot;:&quot;;[.AN5];&quot;:&quot;;[.AO5];CHAR(10);&quot;mkdir -p mallob_logs/&quot;;[.AQ5];CHAR(10);&quot;echo logging into mallob_logs/&quot;;[.AQ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P5];&quot; -log=mallob_logs/&quot;;[.AQ5];CHAR(10);&quot;echo finished&quot;)" office:value-type="string" office:string-value="#!/bin/bash&#10;#SBATCH --nodes=20&#10;#SBATCH --ntasks=200&#10;#SBATCH --cpus-per-task=2&#10;#SBATCH --output=mallob_id8003_20x10x2_7320s_log&#10;#SBATCH --error=mallob_id8003_20x10x2_7320s_err&#10;#SBATCH --job-name=mallob_id8003_20x10x2_7320s&#10;#SBATCH --partition=normal&#10;#SBATCH --time=2:02:00&#10;mkdir -p mallob_logs/mallob_id8003_20x10x2_7320s&#10;echo logging into mallob_logs/mallob_id8003_20x10x2_73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7300 -lbc=16 -time-per-instance=0 -cpuh-per-instance=10.000 -derandomize -ba=8 -g=1 -md=0 -p=0.100 -s=1 -v=4 -warmup -jjp -cg -r=bisec -bm=ed -yield -log=mallob_logs/mallob_id8003_20x10x2_7320s&#10;echo finished" calcext:value-type="string">
            <text:p>#!/bin/bash</text:p>
            <text:p>#SBATCH --nodes=20</text:p>
            <text:p>#SBATCH --ntasks=200</text:p>
            <text:p>#SBATCH --cpus-per-task=2</text:p>
            <text:p>#SBATCH --output=mallob_id8003_20x10x2_7320s_log</text:p>
            <text:p>#SBATCH --error=mallob_id8003_20x10x2_7320s_err</text:p>
            <text:p>#SBATCH --job-name=mallob_id8003_20x10x2_7320s</text:p>
            <text:p>#SBATCH --partition=normal</text:p>
            <text:p>#SBATCH --time=2:02:00</text:p>
            <text:p>mkdir -p mallob_logs/mallob_id8003_20x10x2_7320s</text:p>
            <text:p>echo logging into mallob_logs/mallob_id8003_20x10x2_73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7300 -lbc=16 -time-per-instance=0 -cpuh-per-instance=10.000 -derandomize -ba=8 -g=1 -md=0 -p=0.100 -s=1 -v=4 -warmup -jjp -cg -r=bisec -bm=ed -yield -log=mallob_logs/mallob_id8003_20x10x2_7320s</text:p>
            <text:p>echo finished</text:p>
          </table:table-cell>
          <table:table-cell table:style-name="ce61"/>
          <table:table-cell table:number-columns-repeated="22"/>
        </table:table-row>
        <table:table-row table:style-name="ro1">
          <table:table-cell table:number-columns-repeated="2"/>
          <table:table-cell table:style-name="ce47"/>
          <table:table-cell table:number-columns-repeated="11"/>
          <table:table-cell table:style-name="ce84"/>
          <table:table-cell table:number-columns-repeated="52"/>
        </table:table-row>
        <table:table-row table:style-name="ro1">
          <table:table-cell table:number-columns-repeated="2"/>
          <table:table-cell table:style-name="ce47"/>
          <table:table-cell table:number-columns-repeated="11"/>
          <table:table-cell table:style-name="ce84"/>
          <table:table-cell table:number-columns-repeated="5"/>
          <table:table-cell table:style-name="ce58"/>
          <table:table-cell table:number-columns-repeated="46"/>
        </table:table-row>
        <table:table-row table:style-name="ro1" table:number-rows-repeated="4">
          <table:table-cell table:number-columns-repeated="2"/>
          <table:table-cell table:style-name="ce47"/>
          <table:table-cell table:number-columns-repeated="11"/>
          <table:table-cell table:style-name="ce84"/>
          <table:table-cell table:number-columns-repeated="52"/>
        </table:table-row>
        <table:table-row table:style-name="ro1" table:number-rows-repeated="20">
          <table:table-cell table:number-columns-repeated="2"/>
          <table:table-cell table:style-name="ce47"/>
          <table:table-cell table:number-columns-repeated="64"/>
        </table:table-row>
        <table:table-row table:style-name="ro1" table:number-rows-repeated="1048544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42:00.1046075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9T10:35:57.122211293</meta:creation-date>
    <dc:date>2020-03-19T17:27:37.592365622</dc:date>
    <meta:editing-duration>PT8H53M54S</meta:editing-duration>
    <meta:editing-cycles>79</meta:editing-cycles>
    <meta:generator>LibreOffice/6.4.1.2$Linux_X86_64 LibreOffice_project/40$Build-2</meta:generator>
    <meta:document-statistic meta:table-count="8" meta:cell-count="2785" meta:object-count="0"/>
  </office:meta>
</office:document-meta>
</file>